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ff7f00" fo:language="zxx" fo:country="none" officeooo:rsid="0016aaab" officeooo:paragraph-rsid="0016aaab" style:font-size-asian="10.5pt" style:language-asian="zxx" style:country-asian="none" style:language-complex="zxx" style:country-complex="none"/>
    </style:style>
    <style:style style:name="P2" style:family="paragraph" style:parent-style-name="Standard">
      <style:text-properties fo:color="#ff7f00" fo:language="zxx" fo:country="none" officeooo:rsid="001c40b4" officeooo:paragraph-rsid="001c8e6d" style:font-size-asian="10.5pt" style:language-asian="zxx" style:country-asian="none" style:language-complex="zxx" style:country-complex="none"/>
    </style:style>
    <style:style style:name="P3" style:family="paragraph" style:parent-style-name="Standard">
      <style:text-properties fo:color="#ff7f00" fo:language="zxx" fo:country="none" officeooo:rsid="001dd9be" officeooo:paragraph-rsid="001dd9be" style:font-size-asian="10.5pt" style:language-asian="zxx" style:country-asian="none" style:language-complex="zxx" style:country-complex="none"/>
    </style:style>
    <style:style style:name="P4" style:family="paragraph" style:parent-style-name="Standard">
      <style:text-properties fo:color="#ff7f00" fo:language="zxx" fo:country="none" fo:font-weight="normal" officeooo:rsid="0016aaab" officeooo:paragraph-rsid="0016aaab" style:font-size-asian="10.5pt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color="#ff7f00" fo:language="zxx" fo:country="none" fo:font-weight="normal" officeooo:rsid="00199580" officeooo:paragraph-rsid="00199580" style:font-size-asian="10.5pt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color="#ff7f00" fo:language="zxx" fo:country="none" fo:font-weight="normal" officeooo:rsid="001bbec3" officeooo:paragraph-rsid="001bbec3" style:font-size-asian="10.5pt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zxx" fo:country="none" fo:font-weight="bold" officeooo:rsid="00150de4" officeooo:paragraph-rsid="00150de4" style:font-size-asian="10.5pt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zxx" fo:country="none" officeooo:rsid="0016aaab" officeooo:paragraph-rsid="0016aaab" style:font-size-asian="10.5pt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150de4" style:font-size-asian="10.5pt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50de4" officeooo:paragraph-rsid="00150de4" style:font-size-asian="10.5pt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50de4" officeooo:paragraph-rsid="0016aaab" style:font-size-asian="10.5pt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50de4" officeooo:paragraph-rsid="001bbec3" style:font-size-asian="10.5pt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c40b4" officeooo:paragraph-rsid="001c40b4" style:font-size-asian="10.5pt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c40b4" officeooo:paragraph-rsid="001c8e6d" style:font-size-asian="10.5pt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style:text-underline-style="none" officeooo:rsid="0016aaab" officeooo:paragraph-rsid="0016aaab" style:font-size-asian="10.5pt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style:text-underline-style="none" fo:font-weight="normal" officeooo:rsid="0016aaab" officeooo:paragraph-rsid="0016aaab" style:font-size-asian="10.5pt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style:text-underline-style="none" fo:font-weight="normal" officeooo:rsid="0018ff89" officeooo:paragraph-rsid="0018ff89" style:font-size-asian="10.5pt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zxx" fo:country="none" style:text-underline-style="none" fo:font-weight="normal" officeooo:rsid="0018ff89" officeooo:paragraph-rsid="001bbec3" style:font-size-asian="10.5pt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zxx" fo:country="none" style:text-underline-style="none" fo:font-weight="normal" officeooo:rsid="00199580" officeooo:paragraph-rsid="00199580" style:font-size-asian="10.5pt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zxx" fo:country="none" style:text-underline-style="none" fo:font-weight="normal" officeooo:rsid="001bbec3" officeooo:paragraph-rsid="001bbec3" style:font-size-asian="10.5pt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zxx" fo:country="none" style:text-underline-style="solid" style:text-underline-width="auto" style:text-underline-color="font-color" officeooo:rsid="001fecdf" officeooo:paragraph-rsid="001fecdf" style:font-size-asian="10.5pt" style:language-asian="zxx" style:country-asian="none" style:language-complex="zxx" style:country-complex="none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color="#000000" fo:language="zxx" fo:country="none" officeooo:rsid="00150de4" officeooo:paragraph-rsid="00150de4" style:font-size-asian="10.5pt" style:language-asian="zxx" style:country-asian="none" style:language-complex="zxx" style:country-complex="none"/>
    </style:style>
    <style:style style:name="P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color="#000000" fo:language="zxx" fo:country="none" fo:font-weight="normal" officeooo:rsid="00150de4" officeooo:paragraph-rsid="0016aaab" style:font-size-asian="10.5pt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color="#000000" fo:language="zxx" fo:country="none" fo:font-weight="normal" officeooo:rsid="00150de4" officeooo:paragraph-rsid="00187c42" style:font-size-asian="10.5pt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color="#000000" fo:language="zxx" fo:country="none" fo:font-weight="normal" officeooo:rsid="00150de4" officeooo:paragraph-rsid="001bbec3" style:font-size-asian="10.5pt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color="#000000" fo:language="zxx" fo:country="none" fo:font-weight="normal" officeooo:rsid="00150de4" officeooo:paragraph-rsid="001c40b4" style:font-size-asian="10.5pt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color="#000000" fo:language="zxx" fo:country="none" fo:font-weight="normal" officeooo:rsid="00150de4" officeooo:paragraph-rsid="001c8e6d" style:font-size-asian="10.5pt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 style:list-style-name="L1">
      <style:text-properties fo:color="#ff7f00" fo:language="zxx" fo:country="none" officeooo:rsid="00150de4" officeooo:paragraph-rsid="00150de4" style:font-size-asian="10.5pt" style:language-asian="zxx" style:country-asian="none" style:language-complex="zxx" style:country-complex="none"/>
    </style:style>
    <style:style style:name="P29" style:family="paragraph" style:parent-style-name="Standard" style:list-style-name="L1">
      <style:text-properties fo:color="#ff7f00" fo:language="zxx" fo:country="none" officeooo:rsid="00150de4" officeooo:paragraph-rsid="0016aaab" style:font-size-asian="10.5pt" style:language-asian="zxx" style:country-asian="none" style:language-complex="zxx" style:country-complex="none"/>
    </style:style>
    <style:style style:name="P30" style:family="paragraph" style:parent-style-name="Standard" style:list-style-name="L1">
      <style:text-properties fo:color="#ff7f00" fo:language="zxx" fo:country="none" officeooo:rsid="00150de4" officeooo:paragraph-rsid="00187c42" style:font-size-asian="10.5pt" style:language-asian="zxx" style:country-asian="none" style:language-complex="zxx" style:country-complex="none"/>
    </style:style>
    <style:style style:name="P31" style:family="paragraph" style:parent-style-name="Standard" style:list-style-name="L1">
      <style:text-properties fo:color="#ff7f00" fo:language="zxx" fo:country="none" officeooo:rsid="00150de4" officeooo:paragraph-rsid="00199580" style:font-size-asian="10.5pt" style:language-asian="zxx" style:country-asian="none" style:language-complex="zxx" style:country-complex="none"/>
    </style:style>
    <style:style style:name="P32" style:family="paragraph" style:parent-style-name="Standard" style:list-style-name="L1">
      <style:text-properties fo:color="#ff7f00" fo:language="zxx" fo:country="none" officeooo:rsid="00150de4" officeooo:paragraph-rsid="001bbec3" style:font-size-asian="10.5pt" style:language-asian="zxx" style:country-asian="none" style:language-complex="zxx" style:country-complex="none"/>
    </style:style>
    <style:style style:name="P33" style:family="paragraph" style:parent-style-name="Standard" style:list-style-name="L1">
      <style:text-properties fo:color="#ff7f00" fo:language="zxx" fo:country="none" officeooo:rsid="001c40b4" officeooo:paragraph-rsid="001c40b4" style:font-size-asian="10.5pt" style:language-asian="zxx" style:country-asian="none" style:language-complex="zxx" style:country-complex="none"/>
    </style:style>
    <style:style style:name="P34" style:family="paragraph" style:parent-style-name="Standard" style:list-style-name="L1">
      <style:text-properties fo:color="#ff7f00" fo:language="zxx" fo:country="none" style:text-underline-style="none" officeooo:rsid="00150de4" officeooo:paragraph-rsid="0016aaab" style:font-size-asian="10.5pt" style:language-asian="zxx" style:country-asian="none" style:language-complex="zxx" style:country-complex="none"/>
    </style:style>
    <style:style style:name="P35" style:family="paragraph" style:parent-style-name="Standard" style:list-style-name="L1">
      <style:text-properties fo:color="#ff7f00" fo:language="zxx" fo:country="none" style:text-underline-style="none" officeooo:rsid="001c40b4" officeooo:paragraph-rsid="001c40b4" style:font-size-asian="10.5pt" style:language-asian="zxx" style:country-asian="none" style:language-complex="zxx" style:country-complex="none"/>
    </style:style>
    <style:style style:name="P36" style:family="paragraph" style:parent-style-name="Standard" style:list-style-name="L1">
      <style:text-properties fo:color="#ff7f00" fo:language="zxx" fo:country="none" style:text-underline-style="none" officeooo:rsid="001e04e0" officeooo:paragraph-rsid="001e04e0" style:font-size-asian="10.5pt" style:language-asian="zxx" style:country-asian="none" style:language-complex="zxx" style:country-complex="none"/>
    </style:style>
    <style:style style:name="P37" style:family="paragraph" style:parent-style-name="Standard" style:list-style-name="L1">
      <style:text-properties fo:color="#ff7f00" fo:language="zxx" fo:country="none" fo:font-weight="normal" officeooo:rsid="00150de4" officeooo:paragraph-rsid="00187c42" style:font-size-asian="10.5pt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 style:list-style-name="L1">
      <style:text-properties fo:color="#ff7f00" fo:language="zxx" fo:country="none" fo:font-weight="normal" officeooo:rsid="00199580" officeooo:paragraph-rsid="00199580" style:font-size-asian="10.5pt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 style:list-style-name="L1">
      <style:text-properties fo:color="#ff7f00" fo:language="zxx" fo:country="none" fo:font-weight="normal" officeooo:rsid="00199580" officeooo:paragraph-rsid="001bbec3" style:font-size-asian="10.5pt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 style:list-style-name="L1">
      <style:text-properties fo:color="#4e9a06" fo:language="zxx" fo:country="none" officeooo:rsid="00150de4" officeooo:paragraph-rsid="00150de4" style:font-size-asian="10.5pt" style:language-asian="zxx" style:country-asian="none" style:language-complex="zxx" style:country-complex="none"/>
    </style:style>
    <style:style style:name="P41" style:family="paragraph" style:parent-style-name="Standard" style:list-style-name="L1">
      <style:text-properties fo:color="#4e9a06" fo:language="zxx" fo:country="none" officeooo:rsid="00150de4" officeooo:paragraph-rsid="00199580" style:font-size-asian="10.5pt" style:language-asian="zxx" style:country-asian="none" style:language-complex="zxx" style:country-complex="none"/>
    </style:style>
    <style:style style:name="P42" style:family="paragraph" style:parent-style-name="Standard" style:list-style-name="L1">
      <style:text-properties fo:color="#4e9a06" fo:language="zxx" fo:country="none" fo:font-weight="normal" officeooo:rsid="00150de4" officeooo:paragraph-rsid="001bbec3" style:font-size-asian="10.5pt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 style:list-style-name="L1">
      <style:text-properties fo:color="#4e9a06" fo:language="zxx" fo:country="none" fo:font-weight="normal" officeooo:rsid="00150de4" officeooo:paragraph-rsid="001e04e0" style:font-size-asian="10.5pt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 style:list-style-name="L1">
      <style:text-properties fo:color="#4e9a06" fo:language="zxx" fo:country="none" fo:font-weight="normal" officeooo:rsid="001e04e0" officeooo:paragraph-rsid="001e04e0" style:font-size-asian="10.5pt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 style:list-style-name="L2">
      <style:text-properties officeooo:paragraph-rsid="001fecdf"/>
    </style:style>
    <style:style style:name="P46" style:family="paragraph" style:parent-style-name="Standard" style:list-style-name="L2">
      <style:text-properties fo:language="zxx" fo:country="none" style:text-underline-style="none" officeooo:rsid="00150de4" officeooo:paragraph-rsid="001fecdf" style:font-size-asian="10.5pt" style:language-asian="zxx" style:country-asian="none" style:language-complex="zxx" style:country-complex="none"/>
    </style:style>
    <style:style style:name="P47" style:family="paragraph" style:parent-style-name="Standard" style:list-style-name="L2">
      <style:text-properties fo:color="#000000" fo:language="zxx" fo:country="none" style:text-underline-style="none" fo:font-weight="normal" officeooo:rsid="00150de4" officeooo:paragraph-rsid="001fecdf" style:font-size-asian="10.5pt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 style:list-style-name="L2">
      <style:text-properties fo:color="#000000" fo:language="zxx" fo:country="none" style:text-underline-style="none" fo:font-weight="normal" officeooo:rsid="0016aaab" officeooo:paragraph-rsid="001fecdf" style:font-size-asian="10.5pt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 style:list-style-name="L2">
      <style:text-properties fo:color="#000000" fo:language="zxx" fo:country="none" style:text-underline-style="none" fo:font-weight="normal" officeooo:rsid="00199580" officeooo:paragraph-rsid="001fecdf" style:font-size-asian="10.5pt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 style:list-style-name="L2">
      <style:text-properties fo:color="#000000" fo:language="zxx" fo:country="none" style:text-underline-style="none" fo:font-weight="normal" officeooo:rsid="001bbec3" officeooo:paragraph-rsid="001fecdf" style:font-size-asian="10.5pt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 style:list-style-name="L2">
      <style:text-properties fo:color="#000000" fo:language="zxx" fo:country="none" style:text-underline-style="none" fo:font-weight="normal" officeooo:rsid="001dd9be" officeooo:paragraph-rsid="001fecdf" style:font-size-asian="10.5pt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 style:list-style-name="L2">
      <style:text-properties fo:color="#000000" fo:language="zxx" fo:country="none" style:text-underline-style="none" officeooo:rsid="00150de4" officeooo:paragraph-rsid="001fecdf" style:font-size-asian="10.5pt" style:language-asian="zxx" style:country-asian="none" style:language-complex="zxx" style:country-complex="none"/>
    </style:style>
    <style:style style:name="P53" style:family="paragraph" style:parent-style-name="Standard" style:list-style-name="L2">
      <style:text-properties fo:color="#000000" fo:language="zxx" fo:country="none" style:text-underline-style="none" officeooo:rsid="0016aaab" officeooo:paragraph-rsid="001fecdf" style:font-size-asian="10.5pt" style:language-asian="zxx" style:country-asian="none" style:language-complex="zxx" style:country-complex="none"/>
    </style:style>
    <style:style style:name="T1" style:family="text">
      <style:text-properties officeooo:rsid="00150de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50de4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ff7f00"/>
    </style:style>
    <style:style style:name="T6" style:family="text">
      <style:text-properties fo:color="#ff7f00" fo:font-weight="bold" officeooo:rsid="00150de4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6aaab"/>
    </style:style>
    <style:style style:name="T9" style:family="text">
      <style:text-properties style:text-underline-style="none" officeooo:rsid="00187c42"/>
    </style:style>
    <style:style style:name="T10" style:family="text">
      <style:text-properties style:text-underline-style="none" officeooo:rsid="00199580"/>
    </style:style>
    <style:style style:name="T11" style:family="text">
      <style:text-properties style:text-underline-style="none" officeooo:rsid="001bbec3"/>
    </style:style>
    <style:style style:name="T12" style:family="text">
      <style:text-properties style:text-underline-style="none" officeooo:rsid="001e04e0"/>
    </style:style>
    <style:style style:name="T13" style:family="text">
      <style:text-properties officeooo:rsid="0019958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e04e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1fecdf" style:font-weight-asian="normal" style:font-weight-complex="normal"/>
    </style:style>
    <style:style style:name="T19" style:family="text">
      <style:text-properties fo:language="zxx" fo:country="none" style:text-underline-style="none" officeooo:rsid="00150de4" style:font-size-asian="10.5pt" style:language-asian="zxx" style:country-asian="none" style:language-complex="zxx" style:country-complex="none"/>
    </style:style>
    <style:style style:name="T20" style:family="text">
      <style:text-properties fo:language="zxx" fo:country="none" style:text-underline-style="solid" style:text-underline-width="auto" style:text-underline-color="font-color" officeooo:rsid="00150de4" style:font-size-asian="10.5pt" style:language-asian="zxx" style:country-asian="none" style:language-complex="zxx" style:country-complex="none"/>
    </style:style>
    <style:style style:name="T21" style:family="text">
      <style:text-properties officeooo:rsid="0024c39c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text:s/>Schéma Relationnel</text:p>
      <text:p text:style-name="P7"/>
      <text:p text:style-name="P8"/>
      <text:p text:style-name="P8">artiste [1..1]→numero candidat [1..*] </text:p>
      <text:p text:style-name="P9"><text:span text:style-name="T1">NumeroCandidat(</text:span><text:span text:style-name="T3">codeNumeroCandidat</text:span><text:span text:style-name="T1">, titreNumero, themeNumero, resume, dureeNumero, nombreArtistes, artistePrincipal, spectacleAttribue, </text:span><text:span text:style-name="T6">idArtiste</text:span><text:span text:style-name="T1">)</text:span></text:p>
      <text:list xml:id="list3099134376" text:style-name="L1">
        <text:list-item>
          <text:p text:style-name="P28">idArtiste non nul et référence Artiste</text:p>
        </text:list-item>
        <text:list-item>
          <text:p text:style-name="P40">Vérifier qu’un numéro candidat ait au moins un artiste</text:p>
        </text:list-item>
      </text:list>
      <text:p text:style-name="P22"/>
      <text:p text:style-name="P8"/>
      <text:p text:style-name="P8">artiste[1..1]→spectacle[0..1]</text:p>
      <text:p text:style-name="P10">Spectacle(<text:span text:style-name="T2">idSpectacle</text:span>, jourSpectacle, heureDebut, prixSpectacle)</text:p>
      <text:p text:style-name="P11">Artiste(<text:span text:style-name="T2">idArtiste</text:span>, nom, prenom, dateNaissance, cirqueOrigine, numeroTel)</text:p>
      <text:p text:style-name="P11"/>
      <text:p text:style-name="P1">A_presente_s(<text:span text:style-name="T2">idArtiste,</text:span><text:span text:style-name="T7"> id_spectacle)</text:span></text:p>
      <text:list xml:id="list123521007076189" text:continue-numbering="true" text:style-name="L1">
        <text:list-item>
          <text:p text:style-name="P34">idArtiste non nul et référence Artiste</text:p>
        </text:list-item>
        <text:list-item>
          <text:p text:style-name="P29"><text:span text:style-name="T8">idSpectacle</text:span><text:span text:style-name="T7"> non nul et référence </text:span><text:span text:style-name="T8">Spectacle</text:span></text:p>
        </text:list-item>
      </text:list>
      <text:p text:style-name="P15"/>
      <text:p text:style-name="P23"/>
      <text:p text:style-name="P16"/>
      <text:p text:style-name="P16">numeroCandidat[0..*]→spectacle[0..1]</text:p>
      <text:p text:style-name="P16">numeroCandidat (idem)</text:p>
      <text:p text:style-name="P16">spectacle(idem)</text:p>
      <text:p text:style-name="P16"/>
      <text:p text:style-name="P4"><text:span text:style-name="T7">NC_presenteDans_s(</text:span><text:span text:style-name="T2">codeNumeroCandidat,</text:span><text:span text:style-name="T7"> idSpectacle)</text:span></text:p>
      <text:list xml:id="list123519488246492" text:continue-numbering="true" text:style-name="L1">
        <text:list-item>
          <text:p text:style-name="P30"><text:span text:style-name="T9">codeNumeroCandidat</text:span><text:span text:style-name="T7"> non nul et référence </text:span><text:span text:style-name="T9">NumeroCandidat</text:span></text:p>
        </text:list-item>
        <text:list-item>
          <text:p text:style-name="P37"><text:span text:style-name="T8">idSpectacle</text:span><text:span text:style-name="T7"> non nul et référence </text:span><text:span text:style-name="T8">Spectacle</text:span></text:p>
        </text:list-item>
      </text:list>
      <text:p text:style-name="P16"/>
      <text:p text:style-name="P15"/>
      <text:p text:style-name="P24"/>
      <text:p text:style-name="P17"/>
      <text:p text:style-name="P17">Artiste[1..1]→Pseudonyme[1..*]</text:p>
      <text:p text:style-name="P19">artiste, pseudonyme (idem)</text:p>
      <text:p text:style-name="P19"/>
      <text:p text:style-name="P5"><text:span text:style-name="T7">A_àPour_p(</text:span><text:span text:style-name="T2">idArtiste,</text:span><text:span text:style-name="T7"> pseudo)</text:span></text:p>
      <text:list xml:id="list123521310856304" text:continue-numbering="true" text:style-name="L1">
        <text:list-item>
          <text:p text:style-name="P31"><text:span text:style-name="T10">idArtiste</text:span><text:span text:style-name="T7"> non nul et référence </text:span><text:span text:style-name="T10">Artiste</text:span></text:p>
        </text:list-item>
        <text:list-item>
          <text:p text:style-name="P38"><text:span text:style-name="T8">p</text:span><text:span text:style-name="T7">seudo non et référence pesudonyme</text:span></text:p>
        </text:list-item>
        <text:list-item>
          <text:p text:style-name="P41">Vérifier qu’un <text:span text:style-name="T13">artiste ait au moins un pseudonyme </text:span></text:p>
        </text:list-item>
      </text:list>
      <text:p text:style-name="P12"/>
      <text:p text:style-name="P25"/>
      <text:p text:style-name="P18"/>
      <text:p text:style-name="P20">Artiste[0..*]→theme[1..*]</text:p>
      <text:p text:style-name="P20">artiste, theme(idem)</text:p>
      <text:p text:style-name="P20"/>
      <text:p text:style-name="P6"><text:span text:style-name="T7">A_àPour_t(</text:span><text:span text:style-name="T2">idArtiste</text:span><text:span text:style-name="T7">, specialite)</text:span></text:p>
      <text:list xml:id="list123520975488496" text:continue-numbering="true" text:style-name="L1">
        <text:list-item>
          <text:p text:style-name="P32"><text:span text:style-name="T10">idArtiste</text:span><text:span text:style-name="T7"> non nul et référence </text:span><text:span text:style-name="T10">Artiste</text:span></text:p>
        </text:list-item>
        <text:list-item>
          <text:p text:style-name="P39"><text:span text:style-name="T11">specialite</text:span><text:span text:style-name="T7"> non </text:span><text:span text:style-name="T11">nul </text:span><text:span text:style-name="T7">et référence </text:span><text:span text:style-name="T11">theme</text:span></text:p>
        </text:list-item>
        <text:list-item>
          <text:p text:style-name="P42"><text:span text:style-name="T7">Vérifier qu’un </text:span><text:span text:style-name="T10">artiste ait au moins un </text:span><text:span text:style-name="T11">thème</text:span><text:span text:style-name="T10"> </text:span></text:p>
        </text:list-item>
      </text:list>
      <text:p text:style-name="P20"/>
      <text:p text:style-name="P26"/>
      <text:p text:style-name="P13"><text:soft-page-break/></text:p>
      <text:p text:style-name="P13">NumeroCandidat[0..*]→theme[1..1]</text:p>
      <text:p text:style-name="P13"/>
      <text:p text:style-name="P13">NumeroCandidat(…, <text:span text:style-name="T5">theme</text:span>)</text:p>
      <text:list xml:id="list123520846849409" text:continue-numbering="true" text:style-name="L1">
        <text:list-item>
          <text:p text:style-name="P33"><text:span text:style-name="T10">t</text:span><text:span text:style-name="T7">heme non nul et référence theme</text:span></text:p>
          <text:p text:style-name="P35"/>
        </text:list-item>
      </text:list>
      <text:p text:style-name="P27"/>
      <text:p text:style-name="P14"/>
      <text:p text:style-name="P2"/>
      <text:p text:style-name="P3">Evaluer(<text:span text:style-name="T14">Artiste</text:span>, <text:span text:style-name="T14">NumeroCandidat</text:span>,<text:span text:style-name="T15">[</text:span>Evaluation <text:span text:style-name="T15">= NumeroEvalue, Evaluation, Note]</text:span>)</text:p>
      <text:list xml:id="list123519612523087" text:continue-numbering="true" text:style-name="L1">
        <text:list-item>
          <text:p text:style-name="P36">artiste référence Artiste</text:p>
        </text:list-item>
        <text:list-item>
          <text:p text:style-name="P36">NumeroCandidat référence Numero Candidat</text:p>
        </text:list-item>
        <text:list-item>
          <text:p text:style-name="P43"><text:span text:style-name="T7">Vérifier qu’un </text:span><text:span text:style-name="T10">artiste </text:span><text:span text:style-name="T12">ait au plus 5 évaluations</text:span></text:p>
        </text:list-item>
        <text:list-item>
          <text:p text:style-name="P44"><text:span text:style-name="T12">V</text:span><text:span text:style-name="T7">érifier qu’un numero candidat est exactement 5 évaluations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21">Tables au propres :</text:p>
      <text:p text:style-name="P21"/>
      <text:list xml:id="list533355022" text:style-name="L2">
        <text:list-item>
          <text:p text:style-name="P45"><text:span text:style-name="T19">Artiste(</text:span><text:span text:style-name="T20">idArtiste</text:span><text:span text:style-name="T19">, nom, prenom, dateNaissance, cirqueOrigine, numeroTel)</text:span></text:p>
          <text:p text:style-name="P46"/>
        </text:list-item>
        <text:list-item>
          <text:p text:style-name="P46">NumeroCandidat(<text:span text:style-name="T2">codeNumeroCandidat</text:span>, titreNumero, resume, dureeNumero, nombreArtistes, artistePrincipal, spectacleAttribue, <text:span text:style-name="T17">idArtiste, </text:span><text:span text:style-name="T18">theme</text:span><text:span text:style-name="T17">)</text:span></text:p>
          <text:p text:style-name="P47"/>
        </text:list-item>
        <text:list-item>
          <text:p text:style-name="P52"><text:span text:style-name="T16">Spectacle(</text:span><text:span text:style-name="T4">idSpectacle</text:span><text:span text:style-name="T16">, jourSpectacle, heureDebut, prixSpectacle)</text:span></text:p>
          <text:p text:style-name="P47"/>
        </text:list-item>
        <text:list-item>
          <text:p text:style-name="P53"><text:span text:style-name="T16">A_presente_s(</text:span><text:span text:style-name="T4">idArtiste,</text:span><text:span text:style-name="T16"> id_spectacle)</text:span></text:p>
          <text:p text:style-name="P48"/>
        </text:list-item>
        <text:list-item>
          <text:p text:style-name="P48">NC_presenteDans_s(<text:span text:style-name="T2">codeNumeroCandidat,</text:span> idSpectacle)</text:p>
          <text:p text:style-name="P48"/>
        </text:list-item>
        <text:list-item>
          <text:p text:style-name="P49">A_àPour_p(<text:span text:style-name="T2">idArtiste,</text:span> pseudo)</text:p>
          <text:p text:style-name="P49"/>
        </text:list-item>
        <text:list-item>
          <text:p text:style-name="P50">A_àPour_t(<text:span text:style-name="T2">idArtiste</text:span>, specialite)</text:p>
          <text:p text:style-name="P50"/>
        </text:list-item>
        <text:list-item>
          <text:p text:style-name="P51">Evaluer(<text:span text:style-name="T2">Artiste</text:span>, <text:span text:style-name="T2">NumeroCandidat</text:span><text:span text:style-name="T15">, Evaluation, Note]</text:span>)</text:p>
        </text:list-item>
        <text:list-item>
          <text:p text:style-name="P51">// <text:span text:style-name="T21">on a viré numeroEvalue dans evalu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1:51:45.431190607</meta:creation-date>
    <dc:date>2019-12-04T12:35:19.220082685</dc:date>
    <meta:editing-duration>PT48M5S</meta:editing-duration>
    <meta:editing-cycles>14</meta:editing-cycles>
    <meta:generator>LibreOffice/5.3.6.1$Linux_X86_64 LibreOffice_project/30$Build-1</meta:generator>
    <meta:document-statistic meta:table-count="0" meta:image-count="0" meta:object-count="0" meta:page-count="2" meta:paragraph-count="55" meta:word-count="237" meta:character-count="2099" meta:non-whitespace-character-count="1939"/>
  </office:meta>
</office:document-meta>
</file>